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fo:text-align="center"/>
      <style:text-properties style:font-name="Arial" style:font-name-complex="Arial" fo:font-weight="bold" style:font-weight-asian="bold"/>
    </style:style>
    <style:style style:name="P2" style:parent-style-name="Normál" style:family="paragraph">
      <style:paragraph-properties fo:text-align="center"/>
    </style:style>
    <style:style style:name="T3" style:parent-style-name="Bekezdésalapbetűtípusa" style:family="text">
      <style:text-properties style:font-name="Arial" style:font-name-complex="Arial" fo:font-weight="bold" style:font-weight-asian="bold"/>
    </style:style>
    <style:style style:name="T4" style:parent-style-name="Bekezdésalapbetűtípusa" style:family="text">
      <style:text-properties style:font-name="Arial" style:font-name-complex="Arial" fo:font-weight="bold" style:font-weight-asian="bold" style:text-position="super 63.6%"/>
    </style:style>
    <style:style style:name="T5" style:parent-style-name="Bekezdésalapbetűtípusa" style:family="text">
      <style:text-properties style:font-name="Arial" style:font-name-complex="Arial" fo:font-weight="bold" style:font-weight-asian="bold"/>
    </style:style>
    <style:style style:name="P6" style:parent-style-name="Normál" style:family="paragraph">
      <style:paragraph-properties fo:text-align="justify"/>
      <style:text-properties style:font-name="Arial" style:font-name-complex="Arial"/>
    </style:style>
    <style:style style:name="P7" style:parent-style-name="Normál" style:family="paragraph">
      <style:paragraph-properties fo:text-align="justify"/>
      <style:text-properties style:font-name="Arial" style:font-name-complex="Arial" fo:font-weight="bold" style:font-weight-asian="bold"/>
    </style:style>
    <style:style style:name="P8" style:parent-style-name="Normál" style:family="paragraph">
      <style:paragraph-properties fo:text-align="justify"/>
      <style:text-properties style:font-name="Arial" style:font-name-complex="Arial"/>
    </style:style>
    <style:style style:name="P9" style:parent-style-name="Normál" style:family="paragraph">
      <style:paragraph-properties fo:text-align="justify"/>
      <style:text-properties style:font-name="Arial" style:font-name-complex="Arial" fo:font-weight="bold" style:font-weight-asian="bold"/>
    </style:style>
    <style:style style:name="P10" style:parent-style-name="Normál" style:family="paragraph">
      <style:paragraph-properties fo:text-align="justify"/>
      <style:text-properties style:font-name="Arial" style:font-name-complex="Arial"/>
    </style:style>
    <style:style style:name="P11" style:parent-style-name="Normál" style:family="paragraph">
      <style:paragraph-properties fo:text-align="justify"/>
      <style:text-properties style:font-name="Arial" style:font-name-complex="Arial" fo:font-weight="bold" style:font-weight-asian="bold"/>
    </style:style>
    <style:style style:name="P12" style:parent-style-name="Normál" style:family="paragraph">
      <style:paragraph-properties fo:text-align="justify"/>
      <style:text-properties style:font-name="Arial" style:font-name-complex="Arial"/>
    </style:style>
    <style:style style:name="P13" style:parent-style-name="Normál" style:family="paragraph">
      <style:paragraph-properties fo:text-align="justify"/>
      <style:text-properties style:font-name="Arial" style:font-name-complex="Arial" fo:font-weight="bold" style:font-weight-asian="bold"/>
    </style:style>
    <style:style style:name="P14" style:parent-style-name="Normál" style:family="paragraph">
      <style:paragraph-properties fo:text-align="justify"/>
      <style:text-properties style:font-name="Arial" style:font-name-complex="Arial"/>
    </style:style>
    <style:style style:name="P15" style:parent-style-name="Normál" style:family="paragraph">
      <style:paragraph-properties fo:text-align="justify"/>
      <style:text-properties style:font-name="Arial" style:font-name-complex="Arial" fo:font-weight="bold" style:font-weight-asian="bold"/>
    </style:style>
    <style:style style:name="P16" style:parent-style-name="Normál" style:family="paragraph">
      <style:paragraph-properties fo:text-align="justify"/>
      <style:text-properties style:font-name="Arial" style:font-name-complex="Arial"/>
    </style:style>
    <style:style style:name="P17" style:parent-style-name="Normál" style:family="paragraph">
      <style:paragraph-properties fo:text-align="justify"/>
      <style:text-properties style:font-name="Arial" style:font-name-complex="Arial"/>
    </style:style>
  </office:automatic-styles>
  <office:body>
    <office:text text:use-soft-page-breaks="true">
      <text:p text:style-name="P1">PRIVACY POLICY</text:p>
      <text:p text:style-name="P2"><text:span text:style-name="T3">valid from the 10</text:span><text:span text:style-name="T4">th</text:span><text:span text:style-name="T5"><text:s/>of October 2024.</text:span></text:p>
      <text:p text:style-name="P6">This privacy policy governs your use of the software application Easy Nutrition Tracker (“Application”) for mobile devices that was<text:s/>created by Coffee Monster. The Application is used<text:s/>to track your daily nutrition intake.</text:p>
      <text:p text:style-name="P7">How is user provided information used?</text:p>
      <text:p text:style-name="P8">The Application does not store any information provided by you.</text:p>
      <text:p text:style-name="P9">How is automatically collected information used?</text:p>
      <text:p text:style-name="P10">The<text:s/>Application does not automatically collect any information from you.</text:p>
      <text:p text:style-name="P11">Statement about information collected from children</text:p>
      <text:p text:style-name="P12">We do not use the Application to knowingly solicit data from or market to children under the age of 13.</text:p>
      <text:p text:style-name="P13">Changes</text:p>
      <text:p text:style-name="P14">This Privacy Policy may be updated from time to time for any reason. You are advised to consult this Privacy Policy regularly for any changes, as continued use is deemed approval of all changes.</text:p>
      <text:p text:style-name="P15">Contact us</text:p>
      <text:p text:style-name="P16">If you have any questions regarding privacy while using the Application<text:s/>or have questions about our practices, please contact us via our email address available on the Google Play Store application page.</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Címsor2" style:display-name="Címsor 2" style:family="paragraph" style:parent-style-name="Normál"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hyphenate="false"/>
    </style:style>
    <style:style style:name="Címsor4" style:display-name="Címsor 4" style:family="paragraph" style:parent-style-name="Normál" style:default-outline-level="4">
      <style:paragraph-properties fo:margin-top="0.0694in" fo:margin-bottom="0.0694in"/>
      <style:text-properties style:font-name="Times New Roman" style:font-name-asian="Times New Roman" fo:font-weight="bold" style:font-weight-asian="bold" style:font-weight-complex="bold" fo:font-size="12pt" style:font-size-asian="12pt" style:font-size-complex="12pt" fo:hyphenate="false"/>
    </style:style>
    <style:style style:name="Normál" style:display-name="Normál" style:family="paragraph">
      <style:text-properties fo:hyphenate="false"/>
    </style:style>
    <style:style style:name="Bekezdésalapbetűtípusa" style:display-name="Bekezdés alapbetűtípusa" style:family="text"/>
    <style:style style:name="Címsor2Char" style:display-name="Címsor 2 Char" style:family="text" style:parent-style-name="Bekezdésalapbetűtípusa">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Címsor4Char" style:display-name="Címsor 4 Char" style:family="text" style:parent-style-name="Bekezdésalapbetűtípusa">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NormálWeb" style:display-name="Normál (Web)" style:family="paragraph" style:parent-style-name="Normál">
      <style:paragraph-properties fo:margin-top="0.0694in" fo:margin-bottom="0.0694in"/>
      <style:text-properties style:font-name="Times New Roman" style:font-name-asian="Times New Roman" fo:font-size="12pt" style:font-size-asian="12pt" style:font-size-complex="12pt" fo:hyphenate="false"/>
    </style:style>
    <style:style style:name="field" style:display-name="field" style:family="text" style:parent-style-name="Bekezdésalapbetűtípusa"/>
    <style:style style:name="Kiemelés2" style:display-name="Kiemelés 2" style:family="text" style:parent-style-name="Bekezdésalapbetűtípusa">
      <style:text-properties fo:font-weight="bold" style:font-weight-asian="bold" style:font-weight-complex="bold"/>
    </style:style>
    <style:style style:name="Listaszerűbekezdés" style:display-name="Listaszerű bekezdés" style:family="paragraph" style:parent-style-name="Normál">
      <style:paragraph-properties fo:margin-left="0.5in">
        <style:tab-stops/>
      </style:paragraph-properties>
      <style:text-properties fo:hyphenate="false"/>
    </style:style>
    <style:style style:name="Buborékszöveg" style:display-name="Buborékszöveg" style:family="paragraph" style:parent-style-name="Normál">
      <style:paragraph-properties fo:margin-bottom="0in"/>
      <style:text-properties style:font-name="Segoe UI" style:font-name-complex="Segoe UI" fo:font-size="9pt" style:font-size-asian="9pt" style:font-size-complex="9pt" fo:hyphenate="false"/>
    </style:style>
    <style:style style:name="BuborékszövegChar" style:display-name="Buborékszöveg Char" style:family="text" style:parent-style-name="Bekezdésalapbetűtípusa">
      <style:text-properties style:font-name="Segoe UI" style:font-name-complex="Segoe UI" fo:font-size="9pt" style:font-size-asian="9pt" style:font-size-complex="9pt"/>
    </style:style>
    <style:style style:name="Hiperhivatkozás" style:display-name="Hiperhivatkozás" style:family="text" style:parent-style-name="Bekezdésalapbetűtípusa">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pa</meta:initial-creator>
    <dc:creator>papa</dc:creator>
    <meta:creation-date>2022-10-19T07:22:00Z</meta:creation-date>
    <dc:date>2024-10-07T10:12:00Z</dc:date>
    <meta:print-date>2024-10-07T10:04:00Z</meta:print-date>
    <meta:template xlink:href="Normal" xlink:type="simple"/>
    <meta:editing-cycles>19</meta:editing-cycles>
    <meta:editing-duration>PT1440S</meta:editing-duration>
    <meta:document-statistic meta:page-count="1" meta:paragraph-count="2" meta:word-count="160" meta:character-count="1071" meta:row-count="7" meta:non-whitespace-character-count="913"/>
  </office:meta>
</office:document-meta>
</file>